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/>
      <style:text-properties style:text-underline-style="none"/>
    </style:style>
    <style:style style:name="P9" style:family="paragraph">
      <style:paragraph-properties fo:margin-left="0cm" fo:margin-right="0cm" fo:text-align="center" fo:text-indent="0cm"/>
      <style:text-properties style:text-underline-style="none"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6.51cm" svg:x="12cm" svg:y="4.81cm">
          <text:p text:style-name="P10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6.51cm" svg:x="3.035cm" svg:y="4.81cm">
          <text:p text:style-name="P10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.185cm" svg:height="4.667cm" svg:x="2.27cm" svg:y="15.605cm">
          <text:p text:style-name="P10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1" draw:layer="layout" svg:width="5.815cm" svg:height="1.27cm" svg:x="3.434cm" svg:y="5.775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id="id2" draw:layer="layout" svg:width="5.846cm" svg:height="1.27cm" svg:x="3.413cm" svg:y="8.08cm">
          <text:p text:style-name="P4"><text:span text:style-name="T2">Create ini-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id="id3" draw:layer="layout" svg:width="5.846cm" svg:height="1.27cm" svg:x="3.413cm" svg:y="10.385cm">
          <text:p text:style-name="P4"><text:span text:style-name="T2">Write application</text:span></text:p>
          <text:p text:style-name="P4"><text:span text:style-name="T2">settings to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6" draw:id="id5" draw:layer="layout" svg:width="6.032cm" svg:height="3.175cm" svg:x="12.318cm" svg:y="11.982cm">
          <text:p text:style-name="P4"><text:span text:style-name="T3"><text:s/></text:span><text:span text:style-name="T3">Write global</text:span></text:p>
          <text:p text:style-name="P4"><text:span text:style-name="T3">plugin settings to ini</text:span></text:p>
          <text:p text:style-name="P4"><text:span text:style-name="T4"/></text:p>
          <text:p text:style-name="P4"><text:span text:style-name="T5">INIInterface::</text:span></text:p>
          <text:p text:style-name="P4"><text:span text:style-name="T5">save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id="id7" draw:layer="layout" svg:width="6.015cm" svg:height="2.967cm" svg:x="12.296cm" svg:y="17.988cm">
          <text:p text:style-name="P4"><text:span text:style-name="T3">Save plugin</text:span></text:p>
          <text:p text:style-name="P4"><text:span text:style-name="T3">per object settings</text:span></text:p>
          <text:p text:style-name="P4"><text:span text:style-name="T4"/></text:p>
          <text:p text:style-name="P4"><text:span text:style-name="T4">INIInterface::</text:span></text:p>
          <text:p text:style-name="P4"><text:span text:style-name="T4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id="id8" draw:layer="layout" svg:width="5.846cm" svg:height="1.384cm" svg:x="3.403cm" svg:y="15.791cm">
          <text:p text:style-name="P4"><text:span text:style-name="T2">Write object</text:span></text:p>
          <text:p text:style-name="P4"><text:span text:style-name="T2">info to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41cm" svg:y1="7.045cm" svg:x2="6.336cm" svg:y2="8.08cm" draw:start-shape="id1" draw:start-glue-point="2" draw:end-shape="id2" svg:d="m6341 7045v518h-5v517">
          <text:p text:style-name="P10"/>
        </draw:connector>
        <draw:connector draw:style-name="gr5" draw:text-style-name="P1" draw:layer="layout" svg:x1="6.336cm" svg:y1="9.35cm" svg:x2="6.336cm" svg:y2="10.385cm" draw:start-shape="id2" draw:start-glue-point="2" draw:end-shape="id3" draw:end-glue-point="0" svg:d="m6336 9350v1035">
          <text:p text:style-name="P10"/>
        </draw:connector>
        <draw:connector draw:style-name="gr5" draw:text-style-name="P1" draw:layer="layout" svg:x1="9.249cm" svg:y1="13.565cm" svg:x2="12.318cm" svg:y2="13.569cm" draw:start-shape="id4" draw:end-shape="id5" draw:end-glue-point="3" svg:d="m9249 13565h1535v4h1534">
          <text:p text:style-name="P10"/>
        </draw:connector>
        <draw:frame draw:style-name="gr6" draw:text-style-name="P7" draw:layer="layout" svg:width="5.08cm" svg:height="0.962cm" svg:x="8.255cm" svg:y="2.14cm">
          <draw:text-box>
            <text:p text:style-name="P4"><text:span text:style-name="T6">Save settings:</text:span></text:p>
          </draw:text-box>
        </draw:frame>
        <draw:custom-shape draw:style-name="gr7" draw:text-style-name="P5" draw:id="id6" draw:layer="layout" svg:width="5.846cm" svg:height="1.27cm" svg:x="3.403cm" svg:y="18.805cm">
          <text:p text:style-name="P4"><text:span text:style-name="T2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9.249cm" svg:y1="19.44cm" svg:x2="9.249cm" svg:y2="19.44cm" draw:start-shape="id6" draw:end-shape="id6" svg:d="m9249 19440">
          <text:p text:style-name="P10"/>
        </draw:connector>
        <draw:connector draw:style-name="gr5" draw:text-style-name="P1" draw:layer="layout" svg:x1="9.249cm" svg:y1="19.44cm" svg:x2="12.296cm" svg:y2="19.471cm" draw:start-shape="id6" draw:end-shape="id7" draw:end-glue-point="3" svg:d="m9249 19440h1524v31h1523">
          <text:p text:style-name="P10"/>
        </draw:connector>
        <draw:frame draw:style-name="gr6" draw:text-style-name="P9" draw:layer="layout" svg:width="3.81cm" svg:height="0.962cm" svg:x="4.37cm" svg:y="4.745cm">
          <draw:text-box>
            <text:p text:style-name="P8"><text:span text:style-name="T7">Core</text:span></text:p>
          </draw:text-box>
        </draw:frame>
        <draw:frame draw:style-name="gr6" draw:text-style-name="P9" draw:layer="layout" svg:width="3.81cm" svg:height="0.962cm" svg:x="13.44cm" svg:y="4.71cm">
          <draw:text-box>
            <text:p text:style-name="P8"><text:span text:style-name="T7">Plugins</text:span></text:p>
          </draw:text-box>
        </draw:frame>
        <draw:custom-shape draw:style-name="gr7" draw:text-style-name="P5" draw:id="id4" draw:layer="layout" svg:width="5.846cm" svg:height="1.27cm" svg:x="3.403cm" svg:y="12.93cm">
          <text:p text:style-name="P4"><text:span text:style-name="T2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36cm" svg:y1="11.655cm" svg:x2="6.326cm" svg:y2="12.93cm" draw:start-shape="id3" draw:start-glue-point="2" draw:end-shape="id4" draw:end-glue-point="0" svg:d="m6336 11655v638h-10v637">
          <text:p text:style-name="P10"/>
        </draw:connector>
        <draw:connector draw:style-name="gr5" draw:text-style-name="P1" draw:layer="layout" svg:x1="6.326cm" svg:y1="14.2cm" svg:x2="6.326cm" svg:y2="15.791cm" draw:start-shape="id4" draw:start-glue-point="2" draw:end-shape="id8" svg:d="m6326 14200v1591">
          <text:p text:style-name="P10"/>
        </draw:connector>
        <draw:connector draw:style-name="gr5" draw:text-style-name="P1" draw:layer="layout" svg:x1="6.325cm" svg:y1="17.175cm" svg:x2="6.326cm" svg:y2="18.805cm" draw:start-shape="id8" draw:start-glue-point="6" draw:end-shape="id6" draw:end-glue-point="0" svg:d="m6325 17175v816h1v814">
          <text:p text:style-name="P10"/>
        </draw:connector>
        <draw:connector draw:style-name="gr5" draw:text-style-name="P1" draw:layer="layout" svg:x1="6.326cm" svg:y1="20.075cm" svg:x2="6.343cm" svg:y2="22.178cm" draw:start-shape="id6" draw:start-glue-point="2" svg:d="m6326 20075v1302h17v801">
          <text:p text:style-name="P10"/>
        </draw:connector>
        <draw:frame draw:style-name="gr8" draw:text-style-name="P11" draw:layer="layout" svg:width="2.915cm" svg:height="0.806cm" draw:transform="rotate (1.5707963267946) translate (2.299cm 19.355cm)">
          <draw:text-box>
            <text:p text:style-name="P10"><text:span text:style-name="T3">Per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4T10:46:23</dc:date>
    <meta:editing-cycles>22</meta:editing-cycles>
    <meta:editing-duration>PT1H26M3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